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7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ASAPH'S FRUSTRATION (74:1-11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ASAPH'S FRUSTRATION (74:1-11):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God seems to have angrily rejected his own people (74:1-2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God has allowed Jerusalem and the Temple to be destroyed (74:3-8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God has sent them no more prophets (74:9)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God has not destroyed their foes (74:10-11).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PSALM 74<text:s text:c="1"/></text:span><text:span text:style-name="a463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ASAPH'S FRUSTRATION (74:1-11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ASAPH'S FAITH (74:12-23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-title-Title-Slide" presentation:presentation-page-layout-name="Master1-PPL1" draw:id="Slide-259">
        <draw:frame draw:id="id89" presentation:style-name="a480" draw:name="Title 1" svg:x="1.38in" svg:y="0.83in" svg:width="10.3in" svg:height="4.42in" presentation:class="title" presentation:placeholder="false">
          <draw:text-box>
            <text:p text:style-name="a479" text:class-names="" text:cond-style-name=""><text:span text:style-name="a477" text:class-names="">ASAPH'S FAITH (74:12-23):<text:s text:c="1"/></text:span><text:span text:style-name="a478" text:class-names=""/></text:p>
          </draw:text-box>
          <svg:title/>
          <svg:desc/>
        </draw:frame>
        <draw:frame draw:id="id90" presentation:style-name="a485" draw:name="Subtitle 2" svg:x="1.38in" svg:y="5.25in" svg:width="10.3in" svg:height="1.85in" presentation:class="subtitle" presentation:placeholder="false">
          <draw:text-box>
            <text:p text:style-name="a482" text:class-names="" text:cond-style-name=""><text:span text:style-name="a481" text:class-names=""><text:s text:c="1"/>What he acknowledges (74:12-17)<text:s text:c="1"/></text:span></text:p>
            <text:p text:style-name="a484" text:class-names="" text:cond-style-name=""><text:span text:style-name="a483" text:class-names=""/></text:p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What he acknowledges (74:12-17)<text:s text:c="1"/></text:span><text:span text:style-name="a488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God is his eternal king (74:12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God rules over nature (74:13-17).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ASAPH'S FAITH (74:12-23):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What he acknowledges (74:12-17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What he asks for (74:18-23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What he asks for (74:18-23):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Rescue your people (74:18-19, 21-23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Remember your promise (74:20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ASAPH'S FAITH (74:12-23):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What he acknowledges (74:12-17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What he asks for (74:18-23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PSALM 74<text:s text:c="1"/>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ASAPH'S FRUSTRATION (74:1-11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ASAPH'S FAITH (74:12-23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74 </dc:title>
    <meta:initial-creator>David STRICKLAND</meta:initial-creator>
    <dc:creator>David STRICKLAND</dc:creator>
    <meta:creation-date>2020-02-22T17:38:44Z</meta:creation-date>
    <dc:date>2020-02-22T17:38:44Z</dc:date>
    <meta:template xlink:href="BibleStudy" xlink:type="simple"/>
    <meta:editing-cycles>1</meta:editing-cycles>
    <meta:editing-duration>PT0S</meta:editing-duration>
    <meta:document-statistic meta:paragraph-count="27" meta:word-count="184"/>
  </office:meta>
</office:document-meta>
</file>